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Virginia Beac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937">
            <text:p>2937</text:p>
          </table:table-cell>
          <table:table-cell table:style-name="ce22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26">
            <text:p>12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97">
            <text:p>1197</text:p>
          </table:table-cell>
          <table:table-cell table:style-name="ce22" office:value-type="float" office:value="559">
            <text:p>55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45">
            <text:p>14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78">
            <text:p>1778</text:p>
          </table:table-cell>
          <table:table-cell table:style-name="ce22" office:value-type="float" office:value="320">
            <text:p>32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617">
            <text:p>7617</text:p>
          </table:table-cell>
          <table:table-cell table:style-name="ce22" office:value-type="float" office:value="2099">
            <text:p>209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830">
            <text:p>83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15">
            <text:p>815</text:p>
          </table:table-cell>
          <table:table-cell table:style-name="ce22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57">
            <text:p>2657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115">
            <text:p>4115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409">
            <text:p>40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09">
            <text:p>709</text:p>
          </table:table-cell>
          <table:table-cell table:style-name="ce22" office:value-type="float" office:value="206">
            <text:p>20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644">
            <text:p>8644</text:p>
          </table:table-cell>
          <table:table-cell table:style-name="ce22" office:value-type="float" office:value="461">
            <text:p>46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249">
            <text:p>18249</text:p>
          </table:table-cell>
          <table:table-cell table:style-name="ce22" office:value-type="float" office:value="2092">
            <text:p>209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866">
            <text:p>25866</text:p>
          </table:table-cell>
          <table:table-cell table:style-name="ce22" office:value-type="float" office:value="4191">
            <text:p>419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